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 table:number-rows-repeated="1047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69:'2025'.J36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.00.0000</text:date>, <text:time style:data-style-name="N2" text:time-value="23:46:25.5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31T00:22:17.403000000</dc:date>
    <meta:editing-duration>P7DT20H24M4S</meta:editing-duration>
    <meta:editing-cycles>3105</meta:editing-cycles>
    <meta:document-statistic meta:table-count="6" meta:cell-count="18016" meta:object-count="0"/>
  </office:meta>
</office:document-meta>
</file>